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 1 – 8/26</text:p>
      <text:list xml:id="list15564532601" text:style-name="L1">
        <text:list-item>
          <text:p text:style-name="P1">Intro and where we're at</text:p>
        </text:list-item>
        <text:list-item>
          <text:p text:style-name="P1">Pedagogical tools</text:p>
          <text:list>
            <text:list-item>
              <text:p text:style-name="P1">Your text – whichever one you have</text:p>
            </text:list-item>
            <text:list-item>
              <text:p text:style-name="P1">The python docs </text:p>
            </text:list-item>
          </text:list>
        </text:list-item>
        <text:list-item>
          <text:p text:style-name="P1">import antigravity and implications</text:p>
          <text:list>
            <text:list-item>
              <text:p text:style-name="P1">standard library and contents<text:line-break/>linux – generally /usr/lib/python...</text:p>
            </text:list-item>
            <text:list-item>
              <text:p text:style-name="P1">reading library modules</text:p>
            </text:list-item>
            <text:list-item>
              <text:p text:style-name="P1">“batteries included”</text:p>
            </text:list-item>
          </text:list>
        </text:list-item>
        <text:list-item>
          <text:p text:style-name="P1">Your environment</text:p>
          <text:list>
            <text:list-item>
              <text:p text:style-name="P1">if you'll be using a laptop, bring it</text:p>
            </text:list-item>
            <text:list-item>
              <text:p text:style-name="P1">if you do not have Mac OS or linux, you best</text:p>
              <text:list>
                <text:list-item>
                  <text:p text:style-name="P1"><text:s/>install virtualbox and Ubuntu</text:p>
                </text:list-item>
                <text:list-item>
                  <text:p text:style-name="P1">install wubi</text:p>
                </text:list-item>
              </text:list>
            </text:list-item>
            <text:list-item>
              <text:p text:style-name="P1">moving your software – remote mount, other online </text:p>
            </text:list-item>
            <text:list-item>
              <text:p text:style-name="P1">getting my examples, etc. - right now … /home/remote/walker/c153/fall_13 on smaug</text:p>
            </text:list-item>
            <text:list-item>
              <text:p text:style-name="P1">IPython3 and IPython3-notebook</text:p>
            </text:list-item>
            <text:list-item>
              <text:p text:style-name="P1">idle's OK, but try kate / use built-in terminal for running python</text:p>
            </text:list-item>
          </text:list>
        </text:list-item>
        <text:list-item>
          <text:p text:style-name="P1">import this</text:p>
          <text:list>
            <text:list-item>
              <text:p text:style-name="P1">do it / read it / believe it</text:p>
            </text:list-item>
            <text:list-item>
              <text:p text:style-name="P1">find it / understand the code</text:p>
            </text:list-item>
          </text:list>
        </text:list-item>
        <text:list-item>
          <text:p text:style-name="P1">linux intro</text:p>
        </text:list-item>
        <text:list-item>
          <text:p text:style-name="P1">*ix and files</text:p>
          <text:list>
            <text:list-item>
              <text:p text:style-name="P1">commands</text:p>
              <text:list>
                <text:list-item>
                  <text:p text:style-name="P1">pwd / cd</text:p>
                </text:list-item>
                <text:list-item>
                  <text:p text:style-name="P1">ls / ls -l</text:p>
                </text:list-item>
                <text:list-item>
                  <text:p text:style-name="P1">cat / less</text:p>
                </text:list-item>
              </text:list>
            </text:list-item>
            <text:list-item>
              <text:p text:style-name="P1">the linux file system</text:p>
            </text:list-item>
            <text:list-item>
              <text:p text:style-name="P1">everythings a file</text:p>
              <text:list>
                <text:list-item>
                  <text:p text:style-name="P1">file – default device</text:p>
                </text:list-item>
                <text:list-item>
                  <text:p text:style-name="P1">sys.stdin – keyboard</text:p>
                </text:list-item>
                <text:list-item>
                  <text:p text:style-name="P1">sys.stdout - screen</text:p>
                </text:list-item>
                <text:list-item>
                  <text:p text:style-name="P1">sys.stderr – screen</text:p>
                </text:list-item>
              </text:list>
            </text:list-item>
            <text:list-item>
              <text:p text:style-name="P1">file redirection<text:line-break/>'&lt;', '&gt;', and '2&gt;'</text:p>
            </text:list-item>
          </text:list>
        </text:list-item>
        <text:list-item>
          <text:p text:style-name="P1">Python and text files</text:p>
          <text:list>
            <text:list-item>
              <text:p text:style-name="P1">read / readline / readlines</text:p>
            </text:list-item>
            <text:list-item>
              <text:p text:style-name="P1">write / writelines</text:p>
            </text:list-item>
            <text:list-item>
              <text:p text:style-name="P1">write vs print</text:p>
            </text:list-item>
          </text:list>
        </text:list-item>
      </text:list>
      <text:p text:style-name="Standard"/>
      <text:p text:style-name="Standard">Assignment:</text:p>
      <text:list xml:id="list846314752" text:style-name="L2">
        <text:list-item>
          <text:p text:style-name="P2">choose and implement your linux computing environment</text:p>
        </text:list-item>
        <text:list-item>
          <text:p text:style-name="P2">get IPython notebooks from smaug</text:p>
        </text:list-item>
        <text:list-item>
          <text:p text:style-name="P2">read IPython notebooks: L90A, L90B, L01 <text:s/>$~walker $ipython noteboo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08:37:20</meta:creation-date>
    <dc:date>2013-08-26T11:52:11</dc:date>
    <meta:editing-duration>P0D</meta:editing-duration>
    <meta:editing-cycles>4</meta:editing-cycles>
    <meta:generator>LibreOffice/3.5$Linux_X86_64 LibreOffice_project/350m1$Build-2</meta:generator>
    <dc:creator>Casey Bladow</dc:creator>
    <meta:document-statistic meta:table-count="0" meta:image-count="0" meta:object-count="0" meta:page-count="1" meta:paragraph-count="42" meta:word-count="234" meta:character-count="1177" meta:non-whitespace-character-count="1021"/>
  </office:meta>
</office:document-meta>
</file>